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굴림" svg:font-family="굴림" style:font-family-generic="modern" style:font-pitch="fixed"/>
    <style:font-face style:name="굴림체" svg:font-family="굴림체" style:font-family-generic="modern" style:font-pitch="fixed"/>
    <style:font-face style:name="돋움" svg:font-family="돋움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628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353cm"/>
    </style:style>
    <style:style style:name="co9" style:family="table-column">
      <style:table-column-properties fo:break-before="auto" style:column-width="1.277cm"/>
    </style:style>
    <style:style style:name="co10" style:family="table-column">
      <style:table-column-properties fo:break-before="auto" style:column-width="1.704cm"/>
    </style:style>
    <style:style style:name="co11" style:family="table-column">
      <style:table-column-properties fo:break-before="page" style:column-width="2.025cm"/>
    </style:style>
    <style:style style:name="co12" style:family="table-column">
      <style:table-column-properties fo:break-before="auto" style:column-width="2.02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1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ta1" style:family="table" style:master-page-name="PageStyle_5f_정의서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표준_5f_Sheet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" fo:font-size="12pt" fo:font-style="normal" fo:text-shadow="none" style:text-underline-style="none" fo:font-weight="bold" style:font-name-asian="굴림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표준_5f_Sheet2">
      <style:table-cell-properties fo:padding="0.071cm"/>
    </style:style>
    <style:style style:name="ce3" style:family="table-cell" style:parent-style-name="표준_5f_Sheet2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표준_5f_Sheet2">
      <style:table-cell-properties style:glyph-orientation-vertical="0" fo:border-bottom="2.49pt double-thin #000000" style:border-line-width-bottom="0.018cm 0.053cm 0.018cm" fo:background-color="#c0c0c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표준_5f_Sheet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표준_5f_Sheet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표준_5f_Sheet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표준_5f_Sheet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표준_5f_Sheet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20pt" fo:font-style="normal" fo:text-shadow="none" style:text-underline-style="solid" style:text-underline-width="auto" style:text-underline-color="font-color" fo:font-weight="bold" style:font-name-asian="굴림체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표준_5f_Sheet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표준_5f_Sheet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표준_5f_Sheet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표준_5f_Sheet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표준_5f_Sheet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표준_5f_Sheet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표준_5f_Sheet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표준_5f_Sheet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표준_5f_Sheet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표준_5f_Sheet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표준_5f_Sheet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표준_5f_Sheet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표준_5f_Sheet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표준_5f_Sheet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표준_5f_Sheet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표준_5f_Sheet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표준_5f_Sheet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표준_5f_Sheet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표준_5f_Sheet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표준_5f_Sheet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주문" table:style-name="ta1" table:print-ranges="주문.A1:주문.J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8" table:number-rows-spanned="2">
            <text:p>테이블정의서</text:p>
          </table:table-cell>
          <table:covered-table-cell table:number-columns-repeated="7" table:style-name="ce12"/>
          <table:table-cell table:style-name="ce2"/>
          <table:table-cell table:number-columns-repeated="1014"/>
        </table:table-row>
        <table:table-row table:style-name="ro2">
          <table:table-cell table:style-name="ce2"/>
          <table:covered-table-cell table:number-columns-repeated="8" table:style-name="ce12"/>
          <table:table-cell table:style-name="ce2"/>
          <table:table-cell table:number-columns-repeated="1014"/>
        </table:table-row>
        <table:table-row table:style-name="ro3">
          <table:table-cell table:style-name="ce2" table:number-columns-repeated="10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Table 명</text:p>
          </table:table-cell>
          <table:covered-table-cell table:style-name="ce3"/>
          <table:table-cell table:style-name="ce18" office:value-type="string" calcext:value-type="string" table:number-columns-spanned="4" table:number-rows-spanned="1">
            <text:p>주문테이블</text:p>
          </table:table-cell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SYSTEM</text:p>
          </table:table-cell>
          <table:covered-table-cell table:style-name="ce3"/>
          <table:table-cell table:style-name="ce19" table:number-columns-spanned="2" table:number-rows-spanned="1"/>
          <table:covered-table-cell table:style-name="ce19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명</text:p>
          </table:table-cell>
          <table:covered-table-cell table:style-name="ce3"/>
          <table:table-cell table:style-name="ce18" table:number-columns-spanned="4" table:number-rows-spanned="1"/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작성자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권민석</text:p>
          </table:table-cell>
          <table:covered-table-cell table:style-name="ce19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정의</text:p>
          </table:table-cell>
          <table:covered-table-cell table:style-name="ce3"/>
          <table:table-cell table:style-name="ce19" table:number-columns-spanned="8" table:number-rows-spanned="1"/>
          <table:covered-table-cell table:number-columns-repeated="7" table:style-name="ce19"/>
          <table:table-cell table:number-columns-repeated="1014"/>
        </table:table-row>
        <table:table-row table:style-name="ro5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lumn 명</text:p>
          </table:table-cell>
          <table:table-cell table:style-name="ce4" office:value-type="string" calcext:value-type="string">
            <text:p>한글명 </text:p>
          </table:table-cell>
          <table:table-cell table:style-name="ce4" office:value-type="string" calcext:value-type="string">
            <text:p>자료형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 table:number-columns-spanned="4" table:number-rows-spanned="1">
            <text:p>비 <text:s text:c="6"/>고</text:p>
          </table:table-cell>
          <table:covered-table-cell table:number-columns-repeated="3" table:style-name="ce4"/>
          <table:table-cell table:number-columns-repeated="101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주문번호</text:p>
          </table:table-cell>
          <table:table-cell table:style-name="ce21" office:value-type="string" calcext:value-type="string">
            <text:p>number</text:p>
          </table:table-cell>
          <table:table-cell table:style-name="ce21"/>
          <table:table-cell table:style-name="ce21" office:value-type="string" calcext:value-type="string">
            <text:p>pk</text:p>
          </table:table-cell>
          <table:table-cell table:style-name="ce25" table:number-columns-spanned="4" table:number-rows-spanned="1"/>
          <table:covered-table-cell table:number-columns-repeated="2" table:style-name="ce30"/>
          <table:covered-table-cell table:style-name="ce25"/>
          <table:table-cell table:number-columns-repeated="1014"/>
        </table:table-row>
        <table:table-row table:style-name="ro6">
          <table:table-cell table:style-name="ce6" table:formula="of:=SUM([.A8];1)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주문자ID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 office:value-type="string" calcext:value-type="string">
            <text:p>fk</text:p>
          </table:table-cell>
          <table:table-cell table:style-name="ce26" office:value-type="string" calcext:value-type="string" table:number-columns-spanned="4" table:number-rows-spanned="1">
            <text:p>사용자 테이블, 사용자 ID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9];1)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수령인 이름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0];1)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수령인 연락처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1];1)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수령인 주소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2];1)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피자 명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 office:value-type="string" calcext:value-type="string">
            <text:p>fk</text:p>
          </table:table-cell>
          <table:table-cell table:style-name="ce26" office:value-type="string" calcext:value-type="string" table:number-columns-spanned="4" table:number-rows-spanned="1">
            <text:p>피자 테이블, 피자 이름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3];1)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피자 수량</text:p>
          </table:table-cell>
          <table:table-cell table:style-name="ce22" office:value-type="string" calcext:value-type="string">
            <text:p>number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office:value-type="string" calcext:value-type="string" table:number-columns-spanned="4" table:number-rows-spanned="1">
            <text:p>최소 1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4];1)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도우 옵션</text:p>
          </table:table-cell>
          <table:table-cell table:style-name="ce22" office:value-type="string" calcext:value-type="string">
            <text:p>varchar2</text:p>
          </table:table-cell>
          <table:table-cell table:style-name="ce22"/>
          <table:table-cell table:style-name="ce22" office:value-type="string" calcext:value-type="string">
            <text:p>fk</text:p>
          </table:table-cell>
          <table:table-cell table:style-name="ce26" office:value-type="string" calcext:value-type="string" table:number-columns-spanned="4" table:number-rows-spanned="1">
            <text:p>도우 테이블, 도우 이름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5];1)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토핑명</text:p>
          </table:table-cell>
          <table:table-cell table:style-name="ce22" office:value-type="string" calcext:value-type="string">
            <text:p>varchar2</text:p>
          </table:table-cell>
          <table:table-cell table:style-name="ce22"/>
          <table:table-cell table:style-name="ce22" office:value-type="string" calcext:value-type="string">
            <text:p>fk</text:p>
          </table:table-cell>
          <table:table-cell table:style-name="ce26" office:value-type="string" calcext:value-type="string" table:number-columns-spanned="4" table:number-rows-spanned="1">
            <text:p>토핑 테이블, 토핑 이름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6];1)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토핑 수량</text:p>
          </table:table-cell>
          <table:table-cell table:style-name="ce22" office:value-type="string" calcext:value-type="string">
            <text:p>number</text:p>
          </table:table-cell>
          <table:table-cell table:style-name="ce22" table:number-columns-repeated="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7];1)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사이드메뉴명</text:p>
          </table:table-cell>
          <table:table-cell table:style-name="ce22" office:value-type="string" calcext:value-type="string">
            <text:p>varchar2</text:p>
          </table:table-cell>
          <table:table-cell table:style-name="ce22"/>
          <table:table-cell table:style-name="ce22" office:value-type="string" calcext:value-type="string">
            <text:p>fk</text:p>
          </table:table-cell>
          <table:table-cell table:style-name="ce26" office:value-type="string" calcext:value-type="string" table:number-columns-spanned="4" table:number-rows-spanned="1">
            <text:p>사이드메뉴 테이블, 사이드메뉴 이름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8];1)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사이드메뉴수량</text:p>
          </table:table-cell>
          <table:table-cell table:style-name="ce22" office:value-type="string" calcext:value-type="string">
            <text:p>number</text:p>
          </table:table-cell>
          <table:table-cell table:style-name="ce22" table:number-columns-repeated="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19];1)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할인여부</text:p>
          </table:table-cell>
          <table:table-cell table:style-name="ce22" office:value-type="string" calcext:value-type="string">
            <text:p>char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office:value-type="string" calcext:value-type="string" table:number-columns-spanned="4" table:number-rows-spanned="1">
            <text:p>default n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0];1)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매장명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office:value-type="string" calcext:value-type="string" table:number-columns-spanned="4" table:number-rows-spanned="1">
            <text:p>매장 테이블, 매장 이름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1];1)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비대면배달여부</text:p>
          </table:table-cell>
          <table:table-cell table:style-name="ce22" office:value-type="string" calcext:value-type="string">
            <text:p>char</text:p>
          </table:table-cell>
          <table:table-cell table:style-name="ce22" table:number-columns-repeated="2"/>
          <table:table-cell table:style-name="ce26" office:value-type="string" calcext:value-type="string" table:number-columns-spanned="4" table:number-rows-spanned="1">
            <text:p>default n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2];1)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요청사항</text:p>
          </table:table-cell>
          <table:table-cell table:style-name="ce22" office:value-type="string" calcext:value-type="string">
            <text:p>clob</text:p>
          </table:table-cell>
          <table:table-cell table:style-name="ce22" table:number-columns-repeated="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3];1)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배달요청시간</text:p>
          </table:table-cell>
          <table:table-cell table:style-name="ce22" office:value-type="string" calcext:value-type="string">
            <text:p>date</text:p>
          </table:table-cell>
          <table:table-cell table:style-name="ce22" table:number-columns-repeated="2"/>
          <table:table-cell table:style-name="ce26" office:value-type="string" calcext:value-type="string" table:number-columns-spanned="4" table:number-rows-spanned="1">
            <text:p>default sysdate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4];1)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총금액</text:p>
          </table:table-cell>
          <table:table-cell table:style-name="ce22" office:value-type="string" calcext:value-type="string">
            <text:p>number</text:p>
          </table:table-cell>
          <table:table-cell table:style-name="ce22" table:number-columns-repeated="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5];1)" office:value-type="float" office:value="19" calcext:value-type="float">
            <text:p>19</text:p>
          </table:table-cell>
          <table:table-cell table:style-name="ce14"/>
          <table:table-cell table:style-name="ce14" office:value-type="string" calcext:value-type="string">
            <text:p>결제금액</text:p>
          </table:table-cell>
          <table:table-cell table:style-name="ce22" office:value-type="string" calcext:value-type="string">
            <text:p>number</text:p>
          </table:table-cell>
          <table:table-cell table:style-name="ce22" table:number-columns-repeated="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6];1)" office:value-type="float" office:value="20" calcext:value-type="float">
            <text:p>20</text:p>
          </table:table-cell>
          <table:table-cell table:style-name="ce14"/>
          <table:table-cell table:style-name="ce14" office:value-type="string" calcext:value-type="string">
            <text:p>주문상태</text:p>
          </table:table-cell>
          <table:table-cell table:style-name="ce22" office:value-type="string" calcext:value-type="string">
            <text:p>number</text:p>
          </table:table-cell>
          <table:table-cell table:style-name="ce22" table:number-columns-repeated="2"/>
          <table:table-cell table:style-name="ce26" office:value-type="string" calcext:value-type="string" table:number-columns-spanned="4" table:number-rows-spanned="1">
            <text:p>Default 0</text:p>
          </table:table-cell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7];1)" office:value-type="float" office:value="21" calcext:value-type="float">
            <text:p>2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8];1)" office:value-type="float" office:value="22" calcext:value-type="float">
            <text:p>2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29];1)" office:value-type="float" office:value="23" calcext:value-type="float">
            <text:p>2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30];1)" office:value-type="float" office:value="24" calcext:value-type="float">
            <text:p>2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31];1)" office:value-type="float" office:value="25" calcext:value-type="float">
            <text:p>2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32];1)" office:value-type="float" office:value="26" calcext:value-type="float">
            <text:p>2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33];1)" office:value-type="float" office:value="27" calcext:value-type="float">
            <text:p>2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34];1)" office:value-type="float" office:value="28" calcext:value-type="float">
            <text:p>2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35];1)" office:value-type="float" office:value="29" calcext:value-type="float">
            <text:p>2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6" table:formula="of:=SUM([.A36];1)" office:value-type="float" office:value="30" calcext:value-type="float">
            <text:p>3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1014"/>
        </table:table-row>
        <table:table-row table:style-name="ro6">
          <table:table-cell table:style-name="ce7"/>
          <table:table-cell table:style-name="ce15" table:number-columns-repeated="2"/>
          <table:table-cell table:style-name="ce23" table:number-columns-repeated="3"/>
          <table:table-cell table:style-name="ce27" table:number-columns-spanned="4" table:number-rows-spanned="1"/>
          <table:covered-table-cell table:number-columns-repeated="2" table:style-name="ce32"/>
          <table:covered-table-cell table:style-name="ce27"/>
          <table:table-cell table:number-columns-repeated="1014"/>
        </table:table-row>
        <table:table-row table:style-name="ro7">
          <table:table-cell table:style-name="ce8"/>
          <table:table-cell table:style-name="ce16" table:number-columns-repeated="2"/>
          <table:table-cell table:style-name="ce8" table:number-columns-repeated="3"/>
          <table:table-cell table:style-name="ce28" table:number-columns-spanned="4" table:number-rows-spanned="1"/>
          <table:covered-table-cell table:number-columns-repeated="3" table:style-name="ce28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1014"/>
        </table:table-row>
        <table:table-row table:style-name="ro8" table:number-rows-repeated="2">
          <table:table-cell table:style-name="ce10" table:number-columns-repeated="10"/>
          <table:table-cell table:number-columns-repeated="1014"/>
        </table:table-row>
        <table:table-row table:style-name="ro8" table:number-rows-repeated="104852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주문.$A$1" table:cell-range-address="$주문.$A$1:.$J$44" table:range-usable-as="print-range"/>
        </table:named-expressions>
      </table:table>
      <table:table table:name="사용자" table:style-name="ta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2" table:number-columns-repeated="54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8" table:number-rows-spanned="2">
            <text:p>테이블정의서</text:p>
          </table:table-cell>
          <table:covered-table-cell table:number-columns-repeated="7" table:style-name="ce12"/>
          <table:table-cell table:style-name="ce2"/>
          <table:table-cell table:number-columns-repeated="54"/>
        </table:table-row>
        <table:table-row table:style-name="ro2">
          <table:table-cell table:style-name="ce2"/>
          <table:covered-table-cell table:number-columns-repeated="8" table:style-name="ce12"/>
          <table:table-cell table:style-name="ce2"/>
          <table:table-cell table:number-columns-repeated="54"/>
        </table:table-row>
        <table:table-row table:style-name="ro3">
          <table:table-cell table:style-name="ce2" table:number-columns-repeated="10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Table 명</text:p>
          </table:table-cell>
          <table:covered-table-cell table:style-name="ce3"/>
          <table:table-cell table:style-name="ce18" office:value-type="string" calcext:value-type="string" table:number-columns-spanned="4" table:number-rows-spanned="1">
            <text:p>사용자 테이블</text:p>
          </table:table-cell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SYSTEM</text:p>
          </table:table-cell>
          <table:covered-table-cell table:style-name="ce3"/>
          <table:table-cell table:style-name="ce19" table:number-columns-spanned="2" table:number-rows-spanned="1"/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명</text:p>
          </table:table-cell>
          <table:covered-table-cell table:style-name="ce3"/>
          <table:table-cell table:style-name="ce18" table:number-columns-spanned="4" table:number-rows-spanned="1"/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작성자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권민석</text:p>
          </table:table-cell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정의</text:p>
          </table:table-cell>
          <table:covered-table-cell table:style-name="ce3"/>
          <table:table-cell table:style-name="ce19" table:number-columns-spanned="8" table:number-rows-spanned="1"/>
          <table:covered-table-cell table:number-columns-repeated="7" table:style-name="ce19"/>
          <table:table-cell table:number-columns-repeated="54"/>
        </table:table-row>
        <table:table-row table:style-name="ro5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lumn 명</text:p>
          </table:table-cell>
          <table:table-cell table:style-name="ce4" office:value-type="string" calcext:value-type="string">
            <text:p>한글명 </text:p>
          </table:table-cell>
          <table:table-cell table:style-name="ce4" office:value-type="string" calcext:value-type="string">
            <text:p>자료형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 table:number-columns-spanned="4" table:number-rows-spanned="1">
            <text:p>비 <text:s text:c="6"/>고</text:p>
          </table:table-cell>
          <table:covered-table-cell table:number-columns-repeated="3" table:style-name="ce4"/>
          <table:table-cell table:number-columns-repeated="5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주문자ID</text:p>
          </table:table-cell>
          <table:table-cell table:style-name="ce21" office:value-type="string" calcext:value-type="string">
            <text:p>varchar2</text:p>
          </table:table-cell>
          <table:table-cell table:style-name="ce21"/>
          <table:table-cell table:style-name="ce21" office:value-type="string" calcext:value-type="string">
            <text:p>pk</text:p>
          </table:table-cell>
          <table:table-cell table:style-name="ce25" table:number-columns-spanned="4" table:number-rows-spanned="1"/>
          <table:covered-table-cell table:number-columns-repeated="2" table:style-name="ce30"/>
          <table:covered-table-cell table:style-name="ce25"/>
          <table:table-cell table:number-columns-repeated="54"/>
        </table:table-row>
        <table:table-row table:style-name="ro6">
          <table:table-cell table:style-name="ce6" table:formula="of:=SUM([.A8];1)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연락처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9];1)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주소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0];1)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퀵오더</text:p>
          </table:table-cell>
          <table:table-cell table:style-name="ce22" office:value-type="string" calcext:value-type="string">
            <text:p>number</text:p>
          </table:table-cell>
          <table:table-cell table:style-name="ce22"/>
          <table:table-cell table:style-name="ce22" office:value-type="string" calcext:value-type="string">
            <text:p>fk</text:p>
          </table:table-cell>
          <table:table-cell table:style-name="ce26" office:value-type="string" calcext:value-type="string" table:number-columns-spanned="4" table:number-rows-spanned="1">
            <text:p>주문 테이블, 주문 번호</text:p>
          </table:table-cell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1];1)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이름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2];1)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비밀번호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3];1)" office:value-type="float" office:value="7" calcext:value-type="float">
            <text:p>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4];1)" office:value-type="float" office:value="8" calcext:value-type="float">
            <text:p>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5];1)" office:value-type="float" office:value="9" calcext:value-type="float">
            <text:p>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6];1)" office:value-type="float" office:value="10" calcext:value-type="float">
            <text:p>1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7];1)" office:value-type="float" office:value="11" calcext:value-type="float">
            <text:p>1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8];1)" office:value-type="float" office:value="12" calcext:value-type="float">
            <text:p>1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9];1)" office:value-type="float" office:value="13" calcext:value-type="float">
            <text:p>1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0];1)" office:value-type="float" office:value="14" calcext:value-type="float">
            <text:p>1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1];1)" office:value-type="float" office:value="15" calcext:value-type="float">
            <text:p>1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2];1)" office:value-type="float" office:value="16" calcext:value-type="float">
            <text:p>1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3];1)" office:value-type="float" office:value="17" calcext:value-type="float">
            <text:p>1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4];1)" office:value-type="float" office:value="18" calcext:value-type="float">
            <text:p>1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5];1)" office:value-type="float" office:value="19" calcext:value-type="float">
            <text:p>1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6];1)" office:value-type="float" office:value="20" calcext:value-type="float">
            <text:p>2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7];1)" office:value-type="float" office:value="21" calcext:value-type="float">
            <text:p>2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8];1)" office:value-type="float" office:value="22" calcext:value-type="float">
            <text:p>2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9];1)" office:value-type="float" office:value="23" calcext:value-type="float">
            <text:p>2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0];1)" office:value-type="float" office:value="24" calcext:value-type="float">
            <text:p>2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1];1)" office:value-type="float" office:value="25" calcext:value-type="float">
            <text:p>2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2];1)" office:value-type="float" office:value="26" calcext:value-type="float">
            <text:p>2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3];1)" office:value-type="float" office:value="27" calcext:value-type="float">
            <text:p>2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4];1)" office:value-type="float" office:value="28" calcext:value-type="float">
            <text:p>2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5];1)" office:value-type="float" office:value="29" calcext:value-type="float">
            <text:p>2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6];1)" office:value-type="float" office:value="30" calcext:value-type="float">
            <text:p>3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7"/>
          <table:table-cell table:style-name="ce15" table:number-columns-repeated="2"/>
          <table:table-cell table:style-name="ce23" table:number-columns-repeated="3"/>
          <table:table-cell table:style-name="ce27" table:number-columns-spanned="4" table:number-rows-spanned="1"/>
          <table:covered-table-cell table:number-columns-repeated="2" table:style-name="ce32"/>
          <table:covered-table-cell table:style-name="ce27"/>
          <table:table-cell table:number-columns-repeated="54"/>
        </table:table-row>
        <table:table-row table:style-name="ro7">
          <table:table-cell table:style-name="ce8"/>
          <table:table-cell table:style-name="ce16" table:number-columns-repeated="2"/>
          <table:table-cell table:style-name="ce8" table:number-columns-repeated="3"/>
          <table:table-cell table:style-name="ce28" table:number-columns-spanned="4" table:number-rows-spanned="1"/>
          <table:covered-table-cell table:number-columns-repeated="3" table:style-name="ce28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9" table:number-rows-repeated="2">
          <table:table-cell table:style-name="ce10" table:number-columns-repeated="10"/>
          <table:table-cell table:number-columns-repeated="54"/>
        </table:table-row>
        <table:table-row table:style-name="ro9" table:number-rows-repeated="104852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피자" table:style-name="ta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2" table:number-columns-repeated="54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8" table:number-rows-spanned="2">
            <text:p>테이블정의서</text:p>
          </table:table-cell>
          <table:covered-table-cell table:number-columns-repeated="7" table:style-name="ce12"/>
          <table:table-cell table:style-name="ce2"/>
          <table:table-cell table:number-columns-repeated="54"/>
        </table:table-row>
        <table:table-row table:style-name="ro2">
          <table:table-cell table:style-name="ce2"/>
          <table:covered-table-cell table:number-columns-repeated="8" table:style-name="ce12"/>
          <table:table-cell table:style-name="ce2"/>
          <table:table-cell table:number-columns-repeated="54"/>
        </table:table-row>
        <table:table-row table:style-name="ro3">
          <table:table-cell table:style-name="ce2" table:number-columns-repeated="10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Table 명</text:p>
          </table:table-cell>
          <table:covered-table-cell table:style-name="ce3"/>
          <table:table-cell table:style-name="ce18" office:value-type="string" calcext:value-type="string" table:number-columns-spanned="4" table:number-rows-spanned="1">
            <text:p>피자 테이블</text:p>
          </table:table-cell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SYSTEM</text:p>
          </table:table-cell>
          <table:covered-table-cell table:style-name="ce3"/>
          <table:table-cell table:style-name="ce19" table:number-columns-spanned="2" table:number-rows-spanned="1"/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명</text:p>
          </table:table-cell>
          <table:covered-table-cell table:style-name="ce3"/>
          <table:table-cell table:style-name="ce18" table:number-columns-spanned="4" table:number-rows-spanned="1"/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작성자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권민석</text:p>
          </table:table-cell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정의</text:p>
          </table:table-cell>
          <table:covered-table-cell table:style-name="ce3"/>
          <table:table-cell table:style-name="ce19" table:number-columns-spanned="8" table:number-rows-spanned="1"/>
          <table:covered-table-cell table:number-columns-repeated="7" table:style-name="ce19"/>
          <table:table-cell table:number-columns-repeated="54"/>
        </table:table-row>
        <table:table-row table:style-name="ro5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lumn 명</text:p>
          </table:table-cell>
          <table:table-cell table:style-name="ce4" office:value-type="string" calcext:value-type="string">
            <text:p>한글명 </text:p>
          </table:table-cell>
          <table:table-cell table:style-name="ce4" office:value-type="string" calcext:value-type="string">
            <text:p>자료형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 table:number-columns-spanned="4" table:number-rows-spanned="1">
            <text:p>비 <text:s text:c="6"/>고</text:p>
          </table:table-cell>
          <table:covered-table-cell table:number-columns-repeated="3" table:style-name="ce4"/>
          <table:table-cell table:number-columns-repeated="5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피자 이름</text:p>
          </table:table-cell>
          <table:table-cell table:style-name="ce21" office:value-type="string" calcext:value-type="string">
            <text:p>varchar2</text:p>
          </table:table-cell>
          <table:table-cell table:style-name="ce21"/>
          <table:table-cell table:style-name="ce21" office:value-type="string" calcext:value-type="string">
            <text:p>pk</text:p>
          </table:table-cell>
          <table:table-cell table:style-name="ce25" table:number-columns-spanned="4" table:number-rows-spanned="1"/>
          <table:covered-table-cell table:number-columns-repeated="2" table:style-name="ce30"/>
          <table:covered-table-cell table:style-name="ce25"/>
          <table:table-cell table:number-columns-repeated="54"/>
        </table:table-row>
        <table:table-row table:style-name="ro6">
          <table:table-cell table:style-name="ce6" table:formula="of:=SUM([.A8];1)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피자 사진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office:value-type="string" calcext:value-type="string" table:number-columns-spanned="4" table:number-rows-spanned="1">
            <text:p>피자 이미지 파일 주소</text:p>
          </table:table-cell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9];1)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도우 이름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 office:value-type="string" calcext:value-type="string">
            <text:p>fk</text:p>
          </table:table-cell>
          <table:table-cell table:style-name="ce26" office:value-type="string" calcext:value-type="string" table:number-columns-spanned="4" table:number-rows-spanned="1">
            <text:p>도우 테이블, 도우 이름</text:p>
          </table:table-cell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0];1)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기본가격 L</text:p>
          </table:table-cell>
          <table:table-cell table:style-name="ce22" office:value-type="string" calcext:value-type="string">
            <text:p>number</text:p>
          </table:table-cell>
          <table:table-cell table:style-name="ce22"/>
          <table:table-cell table:style-name="ce22" office:value-type="string" calcext:value-type="string">
            <text:p>fk</text:p>
          </table:table-cell>
          <table:table-cell table:style-name="ce26" office:value-type="string" calcext:value-type="string" table:number-columns-spanned="4" table:number-rows-spanned="1">
            <text:p>L,M중 하나는 있어야함</text:p>
          </table:table-cell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1];1)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기본가격 M</text:p>
          </table:table-cell>
          <table:table-cell table:style-name="ce22" office:value-type="string" calcext:value-type="string">
            <text:p>number</text:p>
          </table:table-cell>
          <table:table-cell table:style-name="ce22" table:number-columns-repeated="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2];1)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단종여부</text:p>
          </table:table-cell>
          <table:table-cell table:style-name="ce22" office:value-type="string" calcext:value-type="string">
            <text:p>char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office:value-type="string" calcext:value-type="string" table:number-columns-spanned="4" table:number-rows-spanned="1">
            <text:p>default n</text:p>
          </table:table-cell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3];1)" office:value-type="float" office:value="7" calcext:value-type="float">
            <text:p>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4];1)" office:value-type="float" office:value="8" calcext:value-type="float">
            <text:p>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5];1)" office:value-type="float" office:value="9" calcext:value-type="float">
            <text:p>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6];1)" office:value-type="float" office:value="10" calcext:value-type="float">
            <text:p>1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7];1)" office:value-type="float" office:value="11" calcext:value-type="float">
            <text:p>1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8];1)" office:value-type="float" office:value="12" calcext:value-type="float">
            <text:p>1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9];1)" office:value-type="float" office:value="13" calcext:value-type="float">
            <text:p>1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0];1)" office:value-type="float" office:value="14" calcext:value-type="float">
            <text:p>1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1];1)" office:value-type="float" office:value="15" calcext:value-type="float">
            <text:p>1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2];1)" office:value-type="float" office:value="16" calcext:value-type="float">
            <text:p>1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3];1)" office:value-type="float" office:value="17" calcext:value-type="float">
            <text:p>1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4];1)" office:value-type="float" office:value="18" calcext:value-type="float">
            <text:p>1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5];1)" office:value-type="float" office:value="19" calcext:value-type="float">
            <text:p>1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6];1)" office:value-type="float" office:value="20" calcext:value-type="float">
            <text:p>2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7];1)" office:value-type="float" office:value="21" calcext:value-type="float">
            <text:p>2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8];1)" office:value-type="float" office:value="22" calcext:value-type="float">
            <text:p>2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9];1)" office:value-type="float" office:value="23" calcext:value-type="float">
            <text:p>2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0];1)" office:value-type="float" office:value="24" calcext:value-type="float">
            <text:p>2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1];1)" office:value-type="float" office:value="25" calcext:value-type="float">
            <text:p>2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2];1)" office:value-type="float" office:value="26" calcext:value-type="float">
            <text:p>2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3];1)" office:value-type="float" office:value="27" calcext:value-type="float">
            <text:p>2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4];1)" office:value-type="float" office:value="28" calcext:value-type="float">
            <text:p>2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5];1)" office:value-type="float" office:value="29" calcext:value-type="float">
            <text:p>2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6];1)" office:value-type="float" office:value="30" calcext:value-type="float">
            <text:p>3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7"/>
          <table:table-cell table:style-name="ce15" table:number-columns-repeated="2"/>
          <table:table-cell table:style-name="ce23" table:number-columns-repeated="3"/>
          <table:table-cell table:style-name="ce27" table:number-columns-spanned="4" table:number-rows-spanned="1"/>
          <table:covered-table-cell table:number-columns-repeated="2" table:style-name="ce32"/>
          <table:covered-table-cell table:style-name="ce27"/>
          <table:table-cell table:number-columns-repeated="54"/>
        </table:table-row>
        <table:table-row table:style-name="ro7">
          <table:table-cell table:style-name="ce8"/>
          <table:table-cell table:style-name="ce16" table:number-columns-repeated="2"/>
          <table:table-cell table:style-name="ce8" table:number-columns-repeated="3"/>
          <table:table-cell table:style-name="ce28" table:number-columns-spanned="4" table:number-rows-spanned="1"/>
          <table:covered-table-cell table:number-columns-repeated="3" table:style-name="ce28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9" table:number-rows-repeated="2">
          <table:table-cell table:style-name="ce10" table:number-columns-repeated="10"/>
          <table:table-cell table:number-columns-repeated="54"/>
        </table:table-row>
        <table:table-row table:style-name="ro9" table:number-rows-repeated="104852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토핑" table:style-name="ta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2" table:number-columns-repeated="54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8" table:number-rows-spanned="2">
            <text:p>테이블정의서</text:p>
          </table:table-cell>
          <table:covered-table-cell table:number-columns-repeated="7" table:style-name="ce12"/>
          <table:table-cell table:style-name="ce2"/>
          <table:table-cell table:number-columns-repeated="54"/>
        </table:table-row>
        <table:table-row table:style-name="ro2">
          <table:table-cell table:style-name="ce2"/>
          <table:covered-table-cell table:number-columns-repeated="8" table:style-name="ce12"/>
          <table:table-cell table:style-name="ce2"/>
          <table:table-cell table:number-columns-repeated="54"/>
        </table:table-row>
        <table:table-row table:style-name="ro3">
          <table:table-cell table:style-name="ce2" table:number-columns-repeated="10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Table 명</text:p>
          </table:table-cell>
          <table:covered-table-cell table:style-name="ce3"/>
          <table:table-cell table:style-name="ce18" office:value-type="string" calcext:value-type="string" table:number-columns-spanned="4" table:number-rows-spanned="1">
            <text:p>토핑 테이블</text:p>
          </table:table-cell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SYSTEM</text:p>
          </table:table-cell>
          <table:covered-table-cell table:style-name="ce3"/>
          <table:table-cell table:style-name="ce19" table:number-columns-spanned="2" table:number-rows-spanned="1"/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명</text:p>
          </table:table-cell>
          <table:covered-table-cell table:style-name="ce3"/>
          <table:table-cell table:style-name="ce18" table:number-columns-spanned="4" table:number-rows-spanned="1"/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작성자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권민석</text:p>
          </table:table-cell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정의</text:p>
          </table:table-cell>
          <table:covered-table-cell table:style-name="ce3"/>
          <table:table-cell table:style-name="ce19" table:number-columns-spanned="8" table:number-rows-spanned="1"/>
          <table:covered-table-cell table:number-columns-repeated="7" table:style-name="ce19"/>
          <table:table-cell table:number-columns-repeated="54"/>
        </table:table-row>
        <table:table-row table:style-name="ro5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lumn 명</text:p>
          </table:table-cell>
          <table:table-cell table:style-name="ce4" office:value-type="string" calcext:value-type="string">
            <text:p>한글명 </text:p>
          </table:table-cell>
          <table:table-cell table:style-name="ce4" office:value-type="string" calcext:value-type="string">
            <text:p>자료형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 table:number-columns-spanned="4" table:number-rows-spanned="1">
            <text:p>비 <text:s text:c="6"/>고</text:p>
          </table:table-cell>
          <table:covered-table-cell table:number-columns-repeated="3" table:style-name="ce4"/>
          <table:table-cell table:number-columns-repeated="5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토핑명</text:p>
          </table:table-cell>
          <table:table-cell table:style-name="ce21" office:value-type="string" calcext:value-type="string">
            <text:p>varchar2</text:p>
          </table:table-cell>
          <table:table-cell table:style-name="ce21"/>
          <table:table-cell table:style-name="ce21" office:value-type="string" calcext:value-type="string">
            <text:p>pk</text:p>
          </table:table-cell>
          <table:table-cell table:style-name="ce25" table:number-columns-spanned="4" table:number-rows-spanned="1"/>
          <table:covered-table-cell table:number-columns-repeated="2" table:style-name="ce30"/>
          <table:covered-table-cell table:style-name="ce25"/>
          <table:table-cell table:number-columns-repeated="54"/>
        </table:table-row>
        <table:table-row table:style-name="ro6">
          <table:table-cell table:style-name="ce6" table:formula="of:=SUM([.A8];1)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토핑 가격</text:p>
          </table:table-cell>
          <table:table-cell table:style-name="ce22" office:value-type="string" calcext:value-type="string">
            <text:p>number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9];1)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토핑 유형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0];1)" office:value-type="float" office:value="4" calcext:value-type="float">
            <text:p>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1];1)" office:value-type="float" office:value="5" calcext:value-type="float">
            <text:p>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2];1)" office:value-type="float" office:value="6" calcext:value-type="float">
            <text:p>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3];1)" office:value-type="float" office:value="7" calcext:value-type="float">
            <text:p>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4];1)" office:value-type="float" office:value="8" calcext:value-type="float">
            <text:p>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5];1)" office:value-type="float" office:value="9" calcext:value-type="float">
            <text:p>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6];1)" office:value-type="float" office:value="10" calcext:value-type="float">
            <text:p>1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7];1)" office:value-type="float" office:value="11" calcext:value-type="float">
            <text:p>1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8];1)" office:value-type="float" office:value="12" calcext:value-type="float">
            <text:p>1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9];1)" office:value-type="float" office:value="13" calcext:value-type="float">
            <text:p>1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0];1)" office:value-type="float" office:value="14" calcext:value-type="float">
            <text:p>1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1];1)" office:value-type="float" office:value="15" calcext:value-type="float">
            <text:p>1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2];1)" office:value-type="float" office:value="16" calcext:value-type="float">
            <text:p>1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3];1)" office:value-type="float" office:value="17" calcext:value-type="float">
            <text:p>1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4];1)" office:value-type="float" office:value="18" calcext:value-type="float">
            <text:p>1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5];1)" office:value-type="float" office:value="19" calcext:value-type="float">
            <text:p>1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6];1)" office:value-type="float" office:value="20" calcext:value-type="float">
            <text:p>2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7];1)" office:value-type="float" office:value="21" calcext:value-type="float">
            <text:p>2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8];1)" office:value-type="float" office:value="22" calcext:value-type="float">
            <text:p>2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9];1)" office:value-type="float" office:value="23" calcext:value-type="float">
            <text:p>2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0];1)" office:value-type="float" office:value="24" calcext:value-type="float">
            <text:p>2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1];1)" office:value-type="float" office:value="25" calcext:value-type="float">
            <text:p>2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2];1)" office:value-type="float" office:value="26" calcext:value-type="float">
            <text:p>2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3];1)" office:value-type="float" office:value="27" calcext:value-type="float">
            <text:p>2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4];1)" office:value-type="float" office:value="28" calcext:value-type="float">
            <text:p>2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5];1)" office:value-type="float" office:value="29" calcext:value-type="float">
            <text:p>2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6];1)" office:value-type="float" office:value="30" calcext:value-type="float">
            <text:p>3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7"/>
          <table:table-cell table:style-name="ce15" table:number-columns-repeated="2"/>
          <table:table-cell table:style-name="ce23" table:number-columns-repeated="3"/>
          <table:table-cell table:style-name="ce27" table:number-columns-spanned="4" table:number-rows-spanned="1"/>
          <table:covered-table-cell table:number-columns-repeated="2" table:style-name="ce32"/>
          <table:covered-table-cell table:style-name="ce27"/>
          <table:table-cell table:number-columns-repeated="54"/>
        </table:table-row>
        <table:table-row table:style-name="ro7">
          <table:table-cell table:style-name="ce8"/>
          <table:table-cell table:style-name="ce16" table:number-columns-repeated="2"/>
          <table:table-cell table:style-name="ce8" table:number-columns-repeated="3"/>
          <table:table-cell table:style-name="ce28" table:number-columns-spanned="4" table:number-rows-spanned="1"/>
          <table:covered-table-cell table:number-columns-repeated="3" table:style-name="ce28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9" table:number-rows-repeated="2">
          <table:table-cell table:style-name="ce10" table:number-columns-repeated="10"/>
          <table:table-cell table:number-columns-repeated="54"/>
        </table:table-row>
        <table:table-row table:style-name="ro9" table:number-rows-repeated="104852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사이드" table:style-name="ta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2" table:number-columns-repeated="54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8" table:number-rows-spanned="2">
            <text:p>테이블정의서</text:p>
          </table:table-cell>
          <table:covered-table-cell table:number-columns-repeated="7" table:style-name="ce12"/>
          <table:table-cell table:style-name="ce2"/>
          <table:table-cell table:number-columns-repeated="54"/>
        </table:table-row>
        <table:table-row table:style-name="ro2">
          <table:table-cell table:style-name="ce2"/>
          <table:covered-table-cell table:number-columns-repeated="8" table:style-name="ce12"/>
          <table:table-cell table:style-name="ce2"/>
          <table:table-cell table:number-columns-repeated="54"/>
        </table:table-row>
        <table:table-row table:style-name="ro3">
          <table:table-cell table:style-name="ce2" table:number-columns-repeated="10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Table 명</text:p>
          </table:table-cell>
          <table:covered-table-cell table:style-name="ce3"/>
          <table:table-cell table:style-name="ce18" office:value-type="string" calcext:value-type="string" table:number-columns-spanned="4" table:number-rows-spanned="1">
            <text:p>사이드 테이블</text:p>
          </table:table-cell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SYSTEM</text:p>
          </table:table-cell>
          <table:covered-table-cell table:style-name="ce3"/>
          <table:table-cell table:style-name="ce19" table:number-columns-spanned="2" table:number-rows-spanned="1"/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명</text:p>
          </table:table-cell>
          <table:covered-table-cell table:style-name="ce3"/>
          <table:table-cell table:style-name="ce18" table:number-columns-spanned="4" table:number-rows-spanned="1"/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작성자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권민석</text:p>
          </table:table-cell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정의</text:p>
          </table:table-cell>
          <table:covered-table-cell table:style-name="ce3"/>
          <table:table-cell table:style-name="ce19" table:number-columns-spanned="8" table:number-rows-spanned="1"/>
          <table:covered-table-cell table:number-columns-repeated="7" table:style-name="ce19"/>
          <table:table-cell table:number-columns-repeated="54"/>
        </table:table-row>
        <table:table-row table:style-name="ro5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lumn 명</text:p>
          </table:table-cell>
          <table:table-cell table:style-name="ce4" office:value-type="string" calcext:value-type="string">
            <text:p>한글명 </text:p>
          </table:table-cell>
          <table:table-cell table:style-name="ce4" office:value-type="string" calcext:value-type="string">
            <text:p>자료형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 table:number-columns-spanned="4" table:number-rows-spanned="1">
            <text:p>비 <text:s text:c="6"/>고</text:p>
          </table:table-cell>
          <table:covered-table-cell table:number-columns-repeated="3" table:style-name="ce4"/>
          <table:table-cell table:number-columns-repeated="5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사이드명</text:p>
          </table:table-cell>
          <table:table-cell table:style-name="ce21" office:value-type="string" calcext:value-type="string">
            <text:p>varchar2</text:p>
          </table:table-cell>
          <table:table-cell table:style-name="ce21"/>
          <table:table-cell table:style-name="ce21" office:value-type="string" calcext:value-type="string">
            <text:p>pk</text:p>
          </table:table-cell>
          <table:table-cell table:style-name="ce25" table:number-columns-spanned="4" table:number-rows-spanned="1"/>
          <table:covered-table-cell table:number-columns-repeated="2" table:style-name="ce30"/>
          <table:covered-table-cell table:style-name="ce25"/>
          <table:table-cell table:number-columns-repeated="54"/>
        </table:table-row>
        <table:table-row table:style-name="ro6">
          <table:table-cell table:style-name="ce6" table:formula="of:=SUM([.A8];1)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사이드가격</text:p>
          </table:table-cell>
          <table:table-cell table:style-name="ce22" office:value-type="string" calcext:value-type="string">
            <text:p>number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9];1)" office:value-type="float" office:value="3" calcext:value-type="float">
            <text:p>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0];1)" office:value-type="float" office:value="4" calcext:value-type="float">
            <text:p>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1];1)" office:value-type="float" office:value="5" calcext:value-type="float">
            <text:p>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2];1)" office:value-type="float" office:value="6" calcext:value-type="float">
            <text:p>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3];1)" office:value-type="float" office:value="7" calcext:value-type="float">
            <text:p>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4];1)" office:value-type="float" office:value="8" calcext:value-type="float">
            <text:p>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5];1)" office:value-type="float" office:value="9" calcext:value-type="float">
            <text:p>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6];1)" office:value-type="float" office:value="10" calcext:value-type="float">
            <text:p>1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7];1)" office:value-type="float" office:value="11" calcext:value-type="float">
            <text:p>1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8];1)" office:value-type="float" office:value="12" calcext:value-type="float">
            <text:p>1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9];1)" office:value-type="float" office:value="13" calcext:value-type="float">
            <text:p>1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0];1)" office:value-type="float" office:value="14" calcext:value-type="float">
            <text:p>1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1];1)" office:value-type="float" office:value="15" calcext:value-type="float">
            <text:p>1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2];1)" office:value-type="float" office:value="16" calcext:value-type="float">
            <text:p>1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3];1)" office:value-type="float" office:value="17" calcext:value-type="float">
            <text:p>1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4];1)" office:value-type="float" office:value="18" calcext:value-type="float">
            <text:p>1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5];1)" office:value-type="float" office:value="19" calcext:value-type="float">
            <text:p>1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6];1)" office:value-type="float" office:value="20" calcext:value-type="float">
            <text:p>2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7];1)" office:value-type="float" office:value="21" calcext:value-type="float">
            <text:p>2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8];1)" office:value-type="float" office:value="22" calcext:value-type="float">
            <text:p>2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9];1)" office:value-type="float" office:value="23" calcext:value-type="float">
            <text:p>2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0];1)" office:value-type="float" office:value="24" calcext:value-type="float">
            <text:p>2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1];1)" office:value-type="float" office:value="25" calcext:value-type="float">
            <text:p>2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2];1)" office:value-type="float" office:value="26" calcext:value-type="float">
            <text:p>2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3];1)" office:value-type="float" office:value="27" calcext:value-type="float">
            <text:p>2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4];1)" office:value-type="float" office:value="28" calcext:value-type="float">
            <text:p>2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5];1)" office:value-type="float" office:value="29" calcext:value-type="float">
            <text:p>2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6];1)" office:value-type="float" office:value="30" calcext:value-type="float">
            <text:p>3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7"/>
          <table:table-cell table:style-name="ce15" table:number-columns-repeated="2"/>
          <table:table-cell table:style-name="ce23" table:number-columns-repeated="3"/>
          <table:table-cell table:style-name="ce27" table:number-columns-spanned="4" table:number-rows-spanned="1"/>
          <table:covered-table-cell table:number-columns-repeated="2" table:style-name="ce32"/>
          <table:covered-table-cell table:style-name="ce27"/>
          <table:table-cell table:number-columns-repeated="54"/>
        </table:table-row>
        <table:table-row table:style-name="ro7">
          <table:table-cell table:style-name="ce8"/>
          <table:table-cell table:style-name="ce16" table:number-columns-repeated="2"/>
          <table:table-cell table:style-name="ce8" table:number-columns-repeated="3"/>
          <table:table-cell table:style-name="ce28" table:number-columns-spanned="4" table:number-rows-spanned="1"/>
          <table:covered-table-cell table:number-columns-repeated="3" table:style-name="ce28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9" table:number-rows-repeated="2">
          <table:table-cell table:style-name="ce10" table:number-columns-repeated="10"/>
          <table:table-cell table:number-columns-repeated="54"/>
        </table:table-row>
        <table:table-row table:style-name="ro9" table:number-rows-repeated="104852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음료 및 기타" table:style-name="ta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2" table:number-columns-repeated="54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8" table:number-rows-spanned="2">
            <text:p>테이블정의서</text:p>
          </table:table-cell>
          <table:covered-table-cell table:number-columns-repeated="7" table:style-name="ce12"/>
          <table:table-cell table:style-name="ce2"/>
          <table:table-cell table:number-columns-repeated="54"/>
        </table:table-row>
        <table:table-row table:style-name="ro2">
          <table:table-cell table:style-name="ce2"/>
          <table:covered-table-cell table:number-columns-repeated="8" table:style-name="ce12"/>
          <table:table-cell table:style-name="ce2"/>
          <table:table-cell table:number-columns-repeated="54"/>
        </table:table-row>
        <table:table-row table:style-name="ro3">
          <table:table-cell table:style-name="ce2" table:number-columns-repeated="10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Table 명</text:p>
          </table:table-cell>
          <table:covered-table-cell table:style-name="ce3"/>
          <table:table-cell table:style-name="ce18" office:value-type="string" calcext:value-type="string" table:number-columns-spanned="4" table:number-rows-spanned="1">
            <text:p>음료 및 기타 테이블</text:p>
          </table:table-cell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SYSTEM</text:p>
          </table:table-cell>
          <table:covered-table-cell table:style-name="ce3"/>
          <table:table-cell table:style-name="ce19" table:number-columns-spanned="2" table:number-rows-spanned="1"/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명</text:p>
          </table:table-cell>
          <table:covered-table-cell table:style-name="ce3"/>
          <table:table-cell table:style-name="ce18" table:number-columns-spanned="4" table:number-rows-spanned="1"/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작성자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권민석</text:p>
          </table:table-cell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정의</text:p>
          </table:table-cell>
          <table:covered-table-cell table:style-name="ce3"/>
          <table:table-cell table:style-name="ce19" table:number-columns-spanned="8" table:number-rows-spanned="1"/>
          <table:covered-table-cell table:number-columns-repeated="7" table:style-name="ce19"/>
          <table:table-cell table:number-columns-repeated="54"/>
        </table:table-row>
        <table:table-row table:style-name="ro5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lumn 명</text:p>
          </table:table-cell>
          <table:table-cell table:style-name="ce4" office:value-type="string" calcext:value-type="string">
            <text:p>한글명 </text:p>
          </table:table-cell>
          <table:table-cell table:style-name="ce4" office:value-type="string" calcext:value-type="string">
            <text:p>자료형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 table:number-columns-spanned="4" table:number-rows-spanned="1">
            <text:p>비 <text:s text:c="6"/>고</text:p>
          </table:table-cell>
          <table:covered-table-cell table:number-columns-repeated="3" table:style-name="ce4"/>
          <table:table-cell table:number-columns-repeated="5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음료명</text:p>
          </table:table-cell>
          <table:table-cell table:style-name="ce21" office:value-type="string" calcext:value-type="string">
            <text:p>varchar2</text:p>
          </table:table-cell>
          <table:table-cell table:style-name="ce21"/>
          <table:table-cell table:style-name="ce21" office:value-type="string" calcext:value-type="string">
            <text:p>pk</text:p>
          </table:table-cell>
          <table:table-cell table:style-name="ce25" table:number-columns-spanned="4" table:number-rows-spanned="1"/>
          <table:covered-table-cell table:number-columns-repeated="2" table:style-name="ce30"/>
          <table:covered-table-cell table:style-name="ce25"/>
          <table:table-cell table:number-columns-repeated="54"/>
        </table:table-row>
        <table:table-row table:style-name="ro6">
          <table:table-cell table:style-name="ce6" table:formula="of:=SUM([.A8];1)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음료가격</text:p>
          </table:table-cell>
          <table:table-cell table:style-name="ce22" office:value-type="string" calcext:value-type="string">
            <text:p>number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9];1)" office:value-type="float" office:value="3" calcext:value-type="float">
            <text:p>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0];1)" office:value-type="float" office:value="4" calcext:value-type="float">
            <text:p>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1];1)" office:value-type="float" office:value="5" calcext:value-type="float">
            <text:p>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2];1)" office:value-type="float" office:value="6" calcext:value-type="float">
            <text:p>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3];1)" office:value-type="float" office:value="7" calcext:value-type="float">
            <text:p>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4];1)" office:value-type="float" office:value="8" calcext:value-type="float">
            <text:p>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5];1)" office:value-type="float" office:value="9" calcext:value-type="float">
            <text:p>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6];1)" office:value-type="float" office:value="10" calcext:value-type="float">
            <text:p>1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7];1)" office:value-type="float" office:value="11" calcext:value-type="float">
            <text:p>1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8];1)" office:value-type="float" office:value="12" calcext:value-type="float">
            <text:p>1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9];1)" office:value-type="float" office:value="13" calcext:value-type="float">
            <text:p>1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0];1)" office:value-type="float" office:value="14" calcext:value-type="float">
            <text:p>1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1];1)" office:value-type="float" office:value="15" calcext:value-type="float">
            <text:p>1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2];1)" office:value-type="float" office:value="16" calcext:value-type="float">
            <text:p>1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3];1)" office:value-type="float" office:value="17" calcext:value-type="float">
            <text:p>1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4];1)" office:value-type="float" office:value="18" calcext:value-type="float">
            <text:p>1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5];1)" office:value-type="float" office:value="19" calcext:value-type="float">
            <text:p>1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6];1)" office:value-type="float" office:value="20" calcext:value-type="float">
            <text:p>2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7];1)" office:value-type="float" office:value="21" calcext:value-type="float">
            <text:p>2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8];1)" office:value-type="float" office:value="22" calcext:value-type="float">
            <text:p>2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9];1)" office:value-type="float" office:value="23" calcext:value-type="float">
            <text:p>2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0];1)" office:value-type="float" office:value="24" calcext:value-type="float">
            <text:p>2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1];1)" office:value-type="float" office:value="25" calcext:value-type="float">
            <text:p>2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2];1)" office:value-type="float" office:value="26" calcext:value-type="float">
            <text:p>2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3];1)" office:value-type="float" office:value="27" calcext:value-type="float">
            <text:p>2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4];1)" office:value-type="float" office:value="28" calcext:value-type="float">
            <text:p>2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5];1)" office:value-type="float" office:value="29" calcext:value-type="float">
            <text:p>2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6];1)" office:value-type="float" office:value="30" calcext:value-type="float">
            <text:p>3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7"/>
          <table:table-cell table:style-name="ce15" table:number-columns-repeated="2"/>
          <table:table-cell table:style-name="ce23" table:number-columns-repeated="3"/>
          <table:table-cell table:style-name="ce27" table:number-columns-spanned="4" table:number-rows-spanned="1"/>
          <table:covered-table-cell table:number-columns-repeated="2" table:style-name="ce32"/>
          <table:covered-table-cell table:style-name="ce27"/>
          <table:table-cell table:number-columns-repeated="54"/>
        </table:table-row>
        <table:table-row table:style-name="ro7">
          <table:table-cell table:style-name="ce8"/>
          <table:table-cell table:style-name="ce16" table:number-columns-repeated="2"/>
          <table:table-cell table:style-name="ce8" table:number-columns-repeated="3"/>
          <table:table-cell table:style-name="ce28" table:number-columns-spanned="4" table:number-rows-spanned="1"/>
          <table:covered-table-cell table:number-columns-repeated="3" table:style-name="ce28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9" table:number-rows-repeated="2">
          <table:table-cell table:style-name="ce10" table:number-columns-repeated="10"/>
          <table:table-cell table:number-columns-repeated="54"/>
        </table:table-row>
        <table:table-row table:style-name="ro9" table:number-rows-repeated="104852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매장" table:style-name="ta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2" table:number-columns-repeated="54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8" table:number-rows-spanned="2">
            <text:p>테이블정의서</text:p>
          </table:table-cell>
          <table:covered-table-cell table:number-columns-repeated="7" table:style-name="ce12"/>
          <table:table-cell table:style-name="ce2"/>
          <table:table-cell table:number-columns-repeated="54"/>
        </table:table-row>
        <table:table-row table:style-name="ro2">
          <table:table-cell table:style-name="ce2"/>
          <table:covered-table-cell table:number-columns-repeated="8" table:style-name="ce12"/>
          <table:table-cell table:style-name="ce2"/>
          <table:table-cell table:number-columns-repeated="54"/>
        </table:table-row>
        <table:table-row table:style-name="ro3">
          <table:table-cell table:style-name="ce2" table:number-columns-repeated="10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Table 명</text:p>
          </table:table-cell>
          <table:covered-table-cell table:style-name="ce3"/>
          <table:table-cell table:style-name="ce18" office:value-type="string" calcext:value-type="string" table:number-columns-spanned="4" table:number-rows-spanned="1">
            <text:p>매장 테이블</text:p>
          </table:table-cell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SYSTEM</text:p>
          </table:table-cell>
          <table:covered-table-cell table:style-name="ce3"/>
          <table:table-cell table:style-name="ce19" table:number-columns-spanned="2" table:number-rows-spanned="1"/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명</text:p>
          </table:table-cell>
          <table:covered-table-cell table:style-name="ce3"/>
          <table:table-cell table:style-name="ce18" table:number-columns-spanned="4" table:number-rows-spanned="1"/>
          <table:covered-table-cell table:number-columns-repeated="2" table:style-name="ce20"/>
          <table:covered-table-cell table:style-name="ce24"/>
          <table:table-cell table:style-name="ce3" office:value-type="string" calcext:value-type="string" table:number-columns-spanned="2" table:number-rows-spanned="1">
            <text:p>작성자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권민석</text:p>
          </table:table-cell>
          <table:covered-table-cell table:style-name="ce1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2" table:number-rows-spanned="1">
            <text:p><text:s/>Entity 정의</text:p>
          </table:table-cell>
          <table:covered-table-cell table:style-name="ce3"/>
          <table:table-cell table:style-name="ce19" table:number-columns-spanned="8" table:number-rows-spanned="1"/>
          <table:covered-table-cell table:number-columns-repeated="7" table:style-name="ce19"/>
          <table:table-cell table:number-columns-repeated="54"/>
        </table:table-row>
        <table:table-row table:style-name="ro5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lumn 명</text:p>
          </table:table-cell>
          <table:table-cell table:style-name="ce4" office:value-type="string" calcext:value-type="string">
            <text:p>한글명 </text:p>
          </table:table-cell>
          <table:table-cell table:style-name="ce4" office:value-type="string" calcext:value-type="string">
            <text:p>자료형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 table:number-columns-spanned="4" table:number-rows-spanned="1">
            <text:p>비 <text:s text:c="6"/>고</text:p>
          </table:table-cell>
          <table:covered-table-cell table:number-columns-repeated="3" table:style-name="ce4"/>
          <table:table-cell table:number-columns-repeated="5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매장명</text:p>
          </table:table-cell>
          <table:table-cell table:style-name="ce21" office:value-type="string" calcext:value-type="string">
            <text:p>varchar2</text:p>
          </table:table-cell>
          <table:table-cell table:style-name="ce21"/>
          <table:table-cell table:style-name="ce21" office:value-type="string" calcext:value-type="string">
            <text:p>pk</text:p>
          </table:table-cell>
          <table:table-cell table:style-name="ce25" table:number-columns-spanned="4" table:number-rows-spanned="1"/>
          <table:covered-table-cell table:number-columns-repeated="2" table:style-name="ce30"/>
          <table:covered-table-cell table:style-name="ce25"/>
          <table:table-cell table:number-columns-repeated="54"/>
        </table:table-row>
        <table:table-row table:style-name="ro6">
          <table:table-cell table:style-name="ce6" table:formula="of:=SUM([.A8];1)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매장 연락처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9];1)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매장 주소</text:p>
          </table:table-cell>
          <table:table-cell table:style-name="ce22" office:value-type="string" calcext:value-type="string">
            <text:p>varchar2</text:p>
          </table:table-cell>
          <table:table-cell table:style-name="ce22" office:value-type="string" calcext:value-type="string">
            <text:p>not null</text:p>
          </table:table-cell>
          <table:table-cell table:style-name="ce22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0];1)" office:value-type="float" office:value="4" calcext:value-type="float">
            <text:p>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1];1)" office:value-type="float" office:value="5" calcext:value-type="float">
            <text:p>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2];1)" office:value-type="float" office:value="6" calcext:value-type="float">
            <text:p>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3];1)" office:value-type="float" office:value="7" calcext:value-type="float">
            <text:p>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4];1)" office:value-type="float" office:value="8" calcext:value-type="float">
            <text:p>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5];1)" office:value-type="float" office:value="9" calcext:value-type="float">
            <text:p>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6];1)" office:value-type="float" office:value="10" calcext:value-type="float">
            <text:p>1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7];1)" office:value-type="float" office:value="11" calcext:value-type="float">
            <text:p>1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8];1)" office:value-type="float" office:value="12" calcext:value-type="float">
            <text:p>1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19];1)" office:value-type="float" office:value="13" calcext:value-type="float">
            <text:p>1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0];1)" office:value-type="float" office:value="14" calcext:value-type="float">
            <text:p>1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1];1)" office:value-type="float" office:value="15" calcext:value-type="float">
            <text:p>1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2];1)" office:value-type="float" office:value="16" calcext:value-type="float">
            <text:p>1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3];1)" office:value-type="float" office:value="17" calcext:value-type="float">
            <text:p>1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4];1)" office:value-type="float" office:value="18" calcext:value-type="float">
            <text:p>1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5];1)" office:value-type="float" office:value="19" calcext:value-type="float">
            <text:p>1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6];1)" office:value-type="float" office:value="20" calcext:value-type="float">
            <text:p>2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7];1)" office:value-type="float" office:value="21" calcext:value-type="float">
            <text:p>21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8];1)" office:value-type="float" office:value="22" calcext:value-type="float">
            <text:p>22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29];1)" office:value-type="float" office:value="23" calcext:value-type="float">
            <text:p>23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0];1)" office:value-type="float" office:value="24" calcext:value-type="float">
            <text:p>24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1];1)" office:value-type="float" office:value="25" calcext:value-type="float">
            <text:p>25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2];1)" office:value-type="float" office:value="26" calcext:value-type="float">
            <text:p>26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3];1)" office:value-type="float" office:value="27" calcext:value-type="float">
            <text:p>27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4];1)" office:value-type="float" office:value="28" calcext:value-type="float">
            <text:p>28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5];1)" office:value-type="float" office:value="29" calcext:value-type="float">
            <text:p>29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6" table:formula="of:=SUM([.A36];1)" office:value-type="float" office:value="30" calcext:value-type="float">
            <text:p>30</text:p>
          </table:table-cell>
          <table:table-cell table:style-name="ce14" table:number-columns-repeated="2"/>
          <table:table-cell table:style-name="ce22" table:number-columns-repeated="3"/>
          <table:table-cell table:style-name="ce26" table:number-columns-spanned="4" table:number-rows-spanned="1"/>
          <table:covered-table-cell table:number-columns-repeated="2" table:style-name="ce31"/>
          <table:covered-table-cell table:style-name="ce26"/>
          <table:table-cell table:number-columns-repeated="54"/>
        </table:table-row>
        <table:table-row table:style-name="ro6">
          <table:table-cell table:style-name="ce7"/>
          <table:table-cell table:style-name="ce15" table:number-columns-repeated="2"/>
          <table:table-cell table:style-name="ce23" table:number-columns-repeated="3"/>
          <table:table-cell table:style-name="ce27" table:number-columns-spanned="4" table:number-rows-spanned="1"/>
          <table:covered-table-cell table:number-columns-repeated="2" table:style-name="ce32"/>
          <table:covered-table-cell table:style-name="ce27"/>
          <table:table-cell table:number-columns-repeated="54"/>
        </table:table-row>
        <table:table-row table:style-name="ro7">
          <table:table-cell table:style-name="ce8"/>
          <table:table-cell table:style-name="ce16" table:number-columns-repeated="2"/>
          <table:table-cell table:style-name="ce8" table:number-columns-repeated="3"/>
          <table:table-cell table:style-name="ce28" table:number-columns-spanned="4" table:number-rows-spanned="1"/>
          <table:covered-table-cell table:number-columns-repeated="3" table:style-name="ce28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7">
          <table:table-cell table:style-name="ce9"/>
          <table:table-cell table:style-name="ce17" table:number-columns-repeated="2"/>
          <table:table-cell table:style-name="ce9" table:number-columns-repeated="3"/>
          <table:table-cell table:style-name="ce29" table:number-columns-spanned="4" table:number-rows-spanned="1"/>
          <table:covered-table-cell table:number-columns-repeated="3" table:style-name="ce29"/>
          <table:table-cell table:number-columns-repeated="54"/>
        </table:table-row>
        <table:table-row table:style-name="ro9" table:number-rows-repeated="2">
          <table:table-cell table:style-name="ce10" table:number-columns-repeated="10"/>
          <table:table-cell table:number-columns-repeated="54"/>
        </table:table-row>
        <table:table-row table:style-name="ro9" table:number-rows-repeated="1048524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굴림" svg:font-family="굴림" style:font-family-generic="modern" style:font-pitch="fixed"/>
    <style:font-face style:name="굴림체" svg:font-family="굴림체" style:font-family-generic="modern" style:font-pitch="fixed"/>
    <style:font-face style:name="돋움" svg:font-family="돋움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" style:language-asian="ko" style:country-asian="KR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text>\</number:text>
      <number:number number:decimal-places="0" loext:min-decimal-places="0" number:min-integer-digits="1" number:grouping="true"/>
    </number:number-style>
    <number:number-style style:name="N148">
      <number:text>-\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\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\</number:text>
      <number:number number:decimal-places="2" loext:min-decimal-places="2" number:min-integer-digits="1" number:grouping="true"/>
    </number:number-style>
    <number:number-style style:name="N150">
      <number:text>-\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\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grouping="true"/>
    </number:number-style>
    <number:number-style style:name="N156">
      <number:text>-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</number:number-style>
    <number:number-style style:name="N158">
      <number:text>-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\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9" number:language="ko" number:country="KR">
      <number:day number:style="long"/>
      <number:text>-</number:text>
      <number:month number:textual="true"/>
    </number:date-style>
    <number:date-style style:name="N10150" number:language="ko" number:country="KR">
      <number:month number:textual="true"/>
      <number:text>-</number:text>
      <number:year/>
    </number:date-style>
    <number:time-style style:name="N10151" number:language="ko" number:country="KR">
      <number:hours/>
      <number:text>:</number:text>
      <number:minute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ko" number:country="KR">
      <number:hours/>
      <number:text>:</number:text>
      <number:minutes number:style="long"/>
    </number:time-style>
    <number:time-style style:name="N10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7" number:language="ko" number:country="KR">
      <number:month number:style="long"/>
      <number:text>-</number:text>
      <number:day number:style="long"/>
    </number:date-style>
    <number:date-style style:name="N10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0" number:language="ko" number:country="KR">
      <number:hours/>
      <number:text>시 </number:text>
      <number:minutes number:style="long"/>
      <number:text>분</number:text>
    </number:time-style>
    <number:time-style style:name="N10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표준_5f_Sheet2" style:display-name="표준_Shee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name-asian="돋움" style:font-family-asian="돋움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scale-to="9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194cm" fo:margin-right="0.94cm" style:first-page-number="continue" style:scale-to="46%" style:writing-mode="lr-tb"/>
      <style:header-style>
        <style:header-footer-properties fo:min-height="0.75cm" fo:margin-left="0.706cm" fo:margin-right="0.96cm" fo:margin-bottom="0cm"/>
      </style:header-style>
      <style:footer-style>
        <style:header-footer-properties fo:min-height="0.75cm" fo:margin-left="0.706cm" fo:margin-right="0.96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194cm" fo:margin-right="0.94cm" style:first-page-number="continue" style:scale-to="100%" style:writing-mode="lr-tb"/>
      <style:header-style>
        <style:header-footer-properties fo:min-height="0.75cm" fo:margin-left="0.706cm" fo:margin-right="0.96cm" fo:margin-bottom="0cm"/>
      </style:header-style>
      <style:footer-style>
        <style:header-footer-properties fo:min-height="0.75cm" fo:margin-left="0.706cm" fo:margin-right="0.9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정의서1" style:display-name="PageStyle_정의서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정의서2" style:display-name="PageStyle_정의서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프로세스정의서" style:display-name="PageStyle_프로세스정의서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흐름도_2c_SITEMAP" style:display-name="PageStyle_흐름도,SITEMAP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AM-JEON</meta:initial-creator>
    <meta:creation-date>2004-05-19T11:43:38</meta:creation-date>
    <dc:date>2020-06-10T20:44:13.390000000</dc:date>
    <meta:print-date>2004-12-02T15:39:11</meta:print-date>
    <meta:editing-duration>PT11M30S</meta:editing-duration>
    <meta:editing-cycles>1</meta:editing-cycles>
    <meta:document-statistic meta:table-count="7" meta:cell-count="451" meta:object-count="0"/>
    <meta:generator>LibreOffice/6.4.3.2$Windows_X86_64 LibreOffice_project/747b5d0ebf89f41c860ec2a39efd7cb15b54f2d8</meta:generator>
  </office:meta>
</office:document-meta>
</file>